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8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egg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500000" calcext:value-type="float">
            <text:p>1.50E+06</text:p>
          </table:table-cell>
          <table:table-cell/>
          <table:table-cell table:style-name="ce1" office:value-type="float" office:value="6800000" calcext:value-type="float">
            <text:p>6.80E+06</text:p>
          </table:table-cell>
          <table:table-cell office:value-type="string" calcext:value-type="string">
            <text:p>total yearly servings of egg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dairy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730000" calcext:value-type="float">
            <text:p>7.30E+05</text:p>
          </table:table-cell>
          <table:table-cell/>
          <table:table-cell table:style-name="ce1" office:value-type="float" office:value="3300000" calcext:value-type="float">
            <text:p>3.30E+06</text:p>
          </table:table-cell>
          <table:table-cell office:value-type="string" calcext:value-type="string">
            <text:p>total yearly servings of dairy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sandwich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500000" calcext:value-type="float">
            <text:p>1.50E+06</text:p>
          </table:table-cell>
          <table:table-cell/>
          <table:table-cell table:style-name="ce1" office:value-type="float" office:value="6500000" calcext:value-type="float">
            <text:p>6.50E+06</text:p>
          </table:table-cell>
          <table:table-cell office:value-type="string" calcext:value-type="string">
            <text:p>total yearly servings of sandwich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vegetable_mushroom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840000" calcext:value-type="float">
            <text:p>8.40E+05</text:p>
          </table:table-cell>
          <table:table-cell/>
          <table:table-cell table:style-name="ce1" office:value-type="float" office:value="1700000" calcext:value-type="float">
            <text:p>1.70E+06</text:p>
          </table:table-cell>
          <table:table-cell office:value-type="string" calcext:value-type="string">
            <text:p>total yearly servings of vegetable/mushroom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bean_nut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560000" calcext:value-type="float">
            <text:p>5.60E+05</text:p>
          </table:table-cell>
          <table:table-cell/>
          <table:table-cell table:style-name="ce1" office:value-type="float" office:value="1100000" calcext:value-type="float">
            <text:p>1.10E+06</text:p>
          </table:table-cell>
          <table:table-cell office:value-type="string" calcext:value-type="string">
            <text:p>total yearly servings of bean/nut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ruit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560000" calcext:value-type="float">
            <text:p>5.60E+05</text:p>
          </table:table-cell>
          <table:table-cell/>
          <table:table-cell table:style-name="ce1" office:value-type="float" office:value="1100000" calcext:value-type="float">
            <text:p>1.10E+06</text:p>
          </table:table-cell>
          <table:table-cell office:value-type="string" calcext:value-type="string">
            <text:p>total yearly servings of fruit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sports_drink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360000" calcext:value-type="float">
            <text:p>3.60E+05</text:p>
          </table:table-cell>
          <table:table-cell/>
          <table:table-cell table:style-name="ce1" office:value-type="float" office:value="950000" calcext:value-type="float">
            <text:p>9.50E+05</text:p>
          </table:table-cell>
          <table:table-cell office:value-type="string" calcext:value-type="string">
            <text:p>total yearly servings of sports drink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chicken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80000" calcext:value-type="float">
            <text:p>1.80E+05</text:p>
          </table:table-cell>
          <table:table-cell/>
          <table:table-cell table:style-name="ce1" office:value-type="float" office:value="480000" calcext:value-type="float">
            <text:p>4.80E+05</text:p>
          </table:table-cell>
          <table:table-cell office:value-type="string" calcext:value-type="string">
            <text:p>total yearly servings of chicken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pork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80000" calcext:value-type="float">
            <text:p>1.80E+05</text:p>
          </table:table-cell>
          <table:table-cell/>
          <table:table-cell table:style-name="ce1" office:value-type="float" office:value="470000" calcext:value-type="float">
            <text:p>4.70E+05</text:p>
          </table:table-cell>
          <table:table-cell office:value-type="string" calcext:value-type="string">
            <text:p>total yearly servings of pork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beef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80000" calcext:value-type="float">
            <text:p>1.80E+05</text:p>
          </table:table-cell>
          <table:table-cell/>
          <table:table-cell table:style-name="ce1" office:value-type="float" office:value="490000" calcext:value-type="float">
            <text:p>4.90E+05</text:p>
          </table:table-cell>
          <table:table-cell office:value-type="string" calcext:value-type="string">
            <text:p>total yearly servings of beef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ish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70000" calcext:value-type="float">
            <text:p>1.70E+05</text:p>
          </table:table-cell>
          <table:table-cell/>
          <table:table-cell table:style-name="ce1" office:value-type="float" office:value="470000" calcext:value-type="float">
            <text:p>4.70E+05</text:p>
          </table:table-cell>
          <table:table-cell office:value-type="string" calcext:value-type="string">
            <text:p>total yearly servings of fish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prawn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80000" calcext:value-type="float">
            <text:p>1.80E+05</text:p>
          </table:table-cell>
          <table:table-cell/>
          <table:table-cell table:style-name="ce1" office:value-type="float" office:value="470000" calcext:value-type="float">
            <text:p>4.70E+05</text:p>
          </table:table-cell>
          <table:table-cell office:value-type="string" calcext:value-type="string">
            <text:p>total yearly servings of prawn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rice_noodle_serving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300000" calcext:value-type="float">
            <text:p>1.30E+06</text:p>
          </table:table-cell>
          <table:table-cell/>
          <table:table-cell table:style-name="ce1" office:value-type="float" office:value="3900000" calcext:value-type="float">
            <text:p>3.90E+06</text:p>
          </table:table-cell>
          <table:table-cell office:value-type="string" calcext:value-type="string">
            <text:p>total yearly servings of rice/noodle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at_oil_serving_per_year_all_athletes</text:p>
          </table:table-cell>
          <table:table-cell office:value-type="string" calcext:value-type="string">
            <text:p>norm</text:p>
          </table:table-cell>
          <table:table-cell table:style-name="ce1" office:value-type="float" office:value="-5500000" calcext:value-type="float">
            <text:p>-5.50E+06</text:p>
          </table:table-cell>
          <table:table-cell/>
          <table:table-cell table:style-name="ce1" office:value-type="float" office:value="4300000" calcext:value-type="float">
            <text:p>4.30E+06</text:p>
          </table:table-cell>
          <table:table-cell office:value-type="string" calcext:value-type="string">
            <text:p>total yearly servings of fat/oil provided or reduced for all athletes (serve)</text:p>
          </table:table-cell>
          <table:table-cell office:value-type="string" calcext:value-type="string">
            <text:p>Here got negative lower end because some food have high fat content. In that case need to cut down the fat/oil serving. This can be avoided if I don’t group foods together and assign different frequency for high fat food items. But that will need more coding and calculation- I don’t intend to go that detail for an exercise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ior_knowledge_ch_1</text:p>
          </table:table-cell>
          <table:table-cell office:value-type="string" calcext:value-type="string">
            <text:p>tnorm_0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all athletes having good prior knowledge of chapter 1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2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chance of all athletes having good prior knowledge of chapter 2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3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hance of all athletes having good prior knowledge of chapter 3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4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hance of all athletes having good prior knowledge of chapter 4 content (%)</text:p>
          </table:table-cell>
          <table:table-cell/>
        </table:table-row>
        <table:table-row table:style-name="ro1">
          <table:table-cell office:value-type="string" calcext:value-type="string">
            <text:p>weight_contribution_ch_1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importance of having prior knowledge of ch1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2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importance of having prior knowledge of ch2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3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prior knowledge of ch3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4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prior knowledge of ch4 to successful training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learning_hour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training held at appropriate time and duration (%)</text:p>
          </table:table-cell>
          <table:table-cell/>
        </table:table-row>
        <table:table-row table:style-name="ro1">
          <table:table-cell office:value-type="string" calcext:value-type="string">
            <text:p>weight_learning_hour_to_interest_in_cla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learning hour to the successful training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learning_material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good learning material for class (notes, visual aid, etc) (%)</text:p>
          </table:table-cell>
          <table:table-cell/>
        </table:table-row>
        <table:table-row table:style-name="ro1">
          <table:table-cell office:value-type="string" calcext:value-type="string">
            <text:p>weight_learning_material_to_interest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good learning material to interest in learning (%)</text:p>
          </table:table-cell>
          <table:table-cell office:value-type="string" calcext:value-type="string">
            <text:p>here interest can be merely enjoy learning</text:p>
          </table:table-cell>
        </table:table-row>
        <table:table-row table:style-name="ro1">
          <table:table-cell office:value-type="string" calcext:value-type="string">
            <text:p>weight_learning_material_to_motiva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learning material to motivation in learning for intervention 1 (%)</text:p>
          </table:table-cell>
          <table:table-cell office:value-type="string" calcext:value-type="string">
            <text:p>here motivation can be expressed as interest in learning with intention to apply or with expectation for benefits</text:p>
          </table:table-cell>
        </table:table-row>
        <table:table-row table:style-name="ro1">
          <table:table-cell office:value-type="string" calcext:value-type="string">
            <text:p>weight_learning_material_to_motivation_inter_two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good learning material to motivation in learning for intervention 2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trainer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a good trainer (%)</text:p>
          </table:table-cell>
          <table:table-cell/>
        </table:table-row>
        <table:table-row table:style-name="ro1">
          <table:table-cell office:value-type="string" calcext:value-type="string">
            <text:p>weight_good_trainer_to_interest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boosting athletes’ interest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motiva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boosting athletes’ motivation for intervention one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motivation_inter_two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 importance of having a good trainer in boosting athletes’ motivation for intervention two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1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 importance of having a good trainer in athletes successfully learning chapter 1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2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athletes successfully learning chapter 2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3</text:p>
          </table:table-cell>
          <table:table-cell office:value-type="string" calcext:value-type="string">
            <text:p>tnorm_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a good trainer in athletes successfully learning chapter 3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4</text:p>
          </table:table-cell>
          <table:table-cell office:value-type="string" calcext:value-type="string">
            <text:p>tnorm_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a good trainer in athletes successfully learning chapter 4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facility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having good facility in training avenue (%)</text:p>
          </table:table-cell>
          <table:table-cell/>
        </table:table-row>
        <table:table-row table:style-name="ro1">
          <table:table-cell office:value-type="string" calcext:value-type="string">
            <text:p>weight_good_facility_to_motivation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good facility to boost athletes’ motivation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athletes_understand_nutrition_importa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understanding the importance of nutrition in sports (%)</text:p>
          </table:table-cell>
          <table:table-cell/>
        </table:table-row>
        <table:table-row table:style-name="ro1">
          <table:table-cell office:value-type="string" calcext:value-type="string">
            <text:p>chance_athletes_motivation_conditional_on_know_nutrition_importa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having motivation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chance_athletes_persistence_conditional_on_know_nutrition_importa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persistent in learning difficult material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chance_athletes_interest_conditional_on_know_nutrition_importa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maintaining interest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weight_understand_nutrition_importance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understanding the importance of nutrition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motivation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motivation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persistence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persistence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interest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interest to successful learning outcom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ght_understand_importanc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understanding the importance of nutrition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motivation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 importance of having motivation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persistenc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 importance of persistence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interest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interest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learning_outcom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 importance of good learning outcome to maintain good nutrition habits for intervention on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ght_understand_importance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understanding the importance of nutrition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motivation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motivation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persistence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 importance of persistence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interest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 importance of having interest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learning_outcome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good learning outcome to maintain good nutrition habits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nutritionist_inter_on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having a good nutritionist for intervention one (%)</text:p>
          </table:table-cell>
          <table:table-cell/>
        </table:table-row>
        <table:table-row table:style-name="ro1">
          <table:table-cell office:value-type="string" calcext:value-type="string">
            <text:p>chance_good_nutrition_team_inter_two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having a good nutrition team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good_nutritionist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nutritionist to maintain good nutrition in athletes (%)</text:p>
          </table:table-cell>
          <table:table-cell/>
        </table:table-row>
        <table:table-row table:style-name="ro1">
          <table:table-cell office:value-type="string" calcext:value-type="string">
            <text:p>weight_good_nutrition_team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nutrition team to maintain good nutrition in athletes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support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having ongoing good support to maintain good nutrition in athletes (%)</text:p>
          </table:table-cell>
          <table:table-cell/>
        </table:table-row>
        <table:table-row table:style-name="ro1">
          <table:table-cell office:value-type="string" calcext:value-type="string">
            <text:p>weight_good_support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support to maintain good nutrition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good_support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good support to maintain good nutrition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kitchen_staff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having good kitchen staff (%)</text:p>
          </table:table-cell>
          <table:table-cell/>
        </table:table-row>
        <table:table-row table:style-name="ro1">
          <table:table-cell office:value-type="string" calcext:value-type="string">
            <text:p>chance_regular_audit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having regular food safety audits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good_food_safety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kitchen staff to good food safety (%)</text:p>
          </table:table-cell>
          <table:table-cell/>
        </table:table-row>
        <table:table-row table:style-name="ro1">
          <table:table-cell office:value-type="string" calcext:value-type="string">
            <text:p>weight_regular_audit_to_good_food_safety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 importance of having regular audits to good food safety (%)</text:p>
          </table:table-cell>
          <table:table-cell/>
        </table:table-row>
        <table:table-row table:style-name="ro1">
          <table:table-cell office:value-type="string" calcext:value-type="string">
            <text:p>chance_tasty_food_conditional_on_good_kitchen_staff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ce of providing delicious food conditional on having good kitchen staff (%)</text:p>
          </table:table-cell>
          <table:table-cell/>
        </table:table-row>
        <table:table-row table:style-name="ro1">
          <table:table-cell office:value-type="string" calcext:value-type="string">
            <text:p>weight_good_food_safety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good food safety to maintain good nutrition (%)</text:p>
          </table:table-cell>
          <table:table-cell/>
        </table:table-row>
        <table:table-row table:style-name="ro1">
          <table:table-cell office:value-type="string" calcext:value-type="string">
            <text:p>weight_tasty_food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providing delicious food to maintain good nutrition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kitchen staff to maintain good nutrition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kitchen staff to maintain good nutrition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athletes_good_health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in good health (%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eight_good_health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being in good health to maintain good nutrition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junk_food_temptation_conditional_on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hance of having junk food conditional on chance of maintaining good nutrition for intervention one (%)</text:p>
          </table:table-cell>
          <table:table-cell/>
        </table:table-row>
        <table:table-row table:style-name="ro1">
          <table:table-cell office:value-type="string" calcext:value-type="string">
            <text:p>chance_junk_food_temptation_conditional_on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chance of having junk food conditional on chance of maintaining good nutrition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junk_food_temptation_on_main_meals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frequency of having junk food instead of provided meals (%)</text:p>
          </table:table-cell>
          <table:table-cell/>
        </table:table-row>
        <table:table-row table:style-name="ro1">
          <table:table-cell office:value-type="string" calcext:value-type="string">
            <text:p>weight_junk_food_temptation_on_snack_times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frequency of having junk food instead of provided snacks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main_meals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800000" calcext:value-type="float">
            <text:p>8.00E+05</text:p>
          </table:table-cell>
          <table:table-cell/>
          <table:table-cell table:style-name="ce1" office:value-type="float" office:value="1700000" calcext:value-type="float">
            <text:p>1.70E+06</text:p>
          </table:table-cell>
          <table:table-cell office:value-type="string" calcext:value-type="string">
            <text:p>total yearly number of main meals provided for all athletes</text:p>
          </table:table-cell>
          <table:table-cell/>
        </table:table-row>
        <table:table-row table:style-name="ro1">
          <table:table-cell office:value-type="string" calcext:value-type="string">
            <text:p>total_snack_time_per_year_all_athletes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50000" calcext:value-type="float">
            <text:p>1.50E+05</text:p>
          </table:table-cell>
          <table:table-cell/>
          <table:table-cell table:style-name="ce1" office:value-type="float" office:value="510000" calcext:value-type="float">
            <text:p>5.10E+05</text:p>
          </table:table-cell>
          <table:table-cell office:value-type="string" calcext:value-type="string">
            <text:p>total yearly number of snacks provided for all athlet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hance of having personal problems that can interfere with maintaing good nutrition habits (%)</text:p>
          </table:table-cell>
          <table:table-cell/>
        </table:table-row>
        <table:table-row table:style-name="ro1">
          <table:table-cell office:value-type="string" calcext:value-type="string">
            <text:p>percent_athlete_with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of athletes with potential personal problems (%)</text:p>
          </table:table-cell>
          <table:table-cell/>
        </table:table-row>
        <table:table-row table:style-name="ro1">
          <table:table-cell office:value-type="string" calcext:value-type="string">
            <text:p>weight_personal_problem_to_skipping_meals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ercent frequency of skipping main meals due to personal problems (%)</text:p>
          </table:table-cell>
          <table:table-cell/>
        </table:table-row>
        <table:table-row table:style-name="ro1">
          <table:table-cell office:value-type="string" calcext:value-type="string">
            <text:p>weight_personal_problem_to_skipping_snacks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frequency of skipping snack times due to personal problems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dietary_restriction_for_provided_food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hance of a particular food being in the restricted diets of athletes (%)</text:p>
          </table:table-cell>
          <table:table-cell/>
        </table:table-row>
        <table:table-row table:style-name="ro1">
          <table:table-cell office:value-type="string" calcext:value-type="string">
            <text:p>percent_athlete_with_dietary_restriction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of athletes with dietary restriction (%)</text:p>
          </table:table-cell>
          <table:table-cell/>
        </table:table-row>
        <table:table-row table:style-name="ro1">
          <table:table-cell office:value-type="string" calcext:value-type="string">
            <text:p>weight_dietary_restriction_on_main_meals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act of dietary restriction on rejecting food provided in main meals (%)</text:p>
          </table:table-cell>
          <table:table-cell/>
        </table:table-row>
        <table:table-row table:style-name="ro1">
          <table:table-cell office:value-type="string" calcext:value-type="string">
            <text:p>weight_dietary_restriction_on_snacks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impact of dietary restriction on rejecting food provide as snacks (%)</text:p>
          </table:table-cell>
          <table:table-cell/>
        </table:table-row>
        <table:table-row table:style-name="ro1">
          <table:table-cell office:value-type="string" calcext:value-type="string">
            <text:p>number_athlete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otal number of football players per yea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water_intake_current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having good water intake currently (%)</text:p>
          </table:table-cell>
          <table:table-cell/>
        </table:table-row>
        <table:table-row table:style-name="ro1">
          <table:table-cell office:value-type="string" calcext:value-type="string">
            <text:p>weight_current_good_water_intake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current good water intake to maintain good water intake (%)</text:p>
          </table:table-cell>
          <table:table-cell/>
        </table:table-row>
        <table:table-row table:style-name="ro1">
          <table:table-cell office:value-type="string" calcext:value-type="string">
            <text:p>weight_good_learning_outcome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good learning outcome to maintain good water intake (%)</text:p>
          </table:table-cell>
          <table:table-cell/>
        </table:table-row>
        <table:table-row table:style-name="ro1">
          <table:table-cell office:value-type="string" calcext:value-type="string">
            <text:p>weight_maintain_good_nutrition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maintaining good nutrition to maintain good water intak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bad_rest_conditional_on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chance of not getting enough rest in athletes with personal problems (%)</text:p>
          </table:table-cell>
          <table:table-cell/>
        </table:table-row>
        <table:table-row table:style-name="ro1">
          <table:table-cell office:value-type="string" calcext:value-type="string">
            <text:p>chance_good_rest_in_athletes_without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getting good rest in athletes without personal problems (%)</text:p>
          </table:table-cell>
          <table:table-cell/>
        </table:table-row>
        <table:table-row table:style-name="ro1">
          <table:table-cell office:value-type="string" calcext:value-type="string">
            <text:p>weight_maintain_good_nutrition_to_reduce_tiredne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maintaining good nutrition to reduce the negative effects of bad rest (%)</text:p>
          </table:table-cell>
          <table:table-cell/>
        </table:table-row>
        <table:table-row table:style-name="ro1">
          <table:table-cell office:value-type="string" calcext:value-type="string">
            <text:p>weight_maintain_good_water_intake_to_reduce_tiredne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maintaining good water intake to reduce the negative effects of bad rest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7:27:40.316500351</meta:creation-date>
    <dc:date>2024-04-15T19:38:41.171271557</dc:date>
    <meta:editing-duration>PT3H21M46S</meta:editing-duration>
    <meta:editing-cycles>15</meta:editing-cycles>
    <meta:generator>LibreOffice/24.2.2.2$MacOSX_AARCH64 LibreOffice_project/d56cc158d8a96260b836f100ef4b4ef25d6f1a01</meta:generator>
    <meta:document-statistic meta:table-count="1" meta:cell-count="505" meta:object-count="0"/>
  </office:meta>
</office:document-meta>
</file>